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Source Han Sans HW SC" svg:font-family="'Source Han Sans HW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Preformatted_20_Text">
      <style:text-properties fo:language="es" fo:country="ES"/>
    </style:style>
    <style:style style:name="P2" style:family="paragraph" style:parent-style-name="Preformatted_20_Text">
      <style:text-properties fo:language="es" fo:country="ES" officeooo:rsid="001ccd66" officeooo:paragraph-rsid="001ccd66"/>
    </style:style>
    <style:style style:name="P3" style:family="paragraph" style:parent-style-name="Preformatted_20_Text">
      <style:text-properties fo:language="es" fo:country="ES" officeooo:paragraph-rsid="001ccd66"/>
    </style:style>
    <style:style style:name="P4" style:family="paragraph" style:parent-style-name="Preformatted_20_Text">
      <style:text-properties officeooo:paragraph-rsid="001ccd66"/>
    </style:style>
    <style:style style:name="P5" style:family="paragraph" style:parent-style-name="Preformatted_20_Text">
      <style:paragraph-properties fo:margin-top="0cm" fo:margin-bottom="0.499cm" style:contextual-spacing="false"/>
      <style:text-properties style:font-name="Liberation Mono" fo:font-size="10pt" fo:language="es" fo:country="ES" officeooo:rsid="001ccd66" officeooo:paragraph-rsid="001ccd66" style:font-name-asian="Source Han Sans HW SC" style:font-size-asian="10pt" style:font-name-complex="Liberation Mono" style:font-size-complex="10pt"/>
    </style:style>
    <style:style style:name="P6" style:family="paragraph" style:parent-style-name="Preformatted_20_Text">
      <style:paragraph-properties fo:margin-top="0cm" fo:margin-bottom="0.499cm" style:contextual-spacing="false"/>
      <style:text-properties officeooo:paragraph-rsid="001ccd66"/>
    </style:style>
    <style:style style:name="P7" style:family="paragraph" style:parent-style-name="Preformatted_20_Text">
      <style:paragraph-properties fo:margin-top="0cm" fo:margin-bottom="0.499cm" style:contextual-spacing="false"/>
      <style:text-properties officeooo:paragraph-rsid="001e767c"/>
    </style:style>
    <style:style style:name="P8" style:family="paragraph" style:parent-style-name="Preformatted_20_Text">
      <style:paragraph-properties fo:margin-top="0cm" fo:margin-bottom="0.499cm" style:contextual-spacing="false"/>
      <style:text-properties officeooo:rsid="001e767c" officeooo:paragraph-rsid="001e767c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1ccd66"/>
    </style:style>
    <style:style style:name="T3" style:family="text">
      <style:text-properties style:font-name="Liberation Mono" fo:font-size="10pt" fo:language="es" fo:country="ES" style:font-name-asian="Source Han Sans HW SC" style:font-size-asian="10pt" style:font-name-complex="Liberation Mono" style:font-size-complex="10pt"/>
    </style:style>
    <style:style style:name="T4" style:family="text">
      <style:text-properties style:font-name="Liberation Mono" fo:font-size="10pt" fo:language="es" fo:country="ES" officeooo:rsid="001ccd66" style:font-name-asian="Source Han Sans HW SC" style:font-size-asian="10pt" style:font-name-complex="Liberation Mono" style:font-size-complex="10pt"/>
    </style:style>
    <style:style style:name="T5" style:family="text">
      <style:text-properties style:font-name="Liberation Mono" fo:font-size="10pt" fo:language="es" fo:country="ES" officeooo:rsid="001e767c" style:font-name-asian="Source Han Sans HW SC" style:font-size-asian="10pt" style:font-name-complex="Liberation Mono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LC1"/>Funcionalidades bot Twitter:</text:p>
      <text:p text:style-name="Preformatted_20_Text"><text:bookmark text:name="LC2"/></text:p>
      <text:p text:style-name="P1"><text:bookmark text:name="LC3"/>/DIFUSION AUTOMATICA</text:p>
      <text:p text:style-name="Preformatted_20_Text"><text:bookmark text:name="LC4"/></text:p>
      <text:p text:style-name="P1"><text:bookmark text:name="LC5"/>Mensaje de difusion cuando un clan captura una bandera(si esa bandera esta en blanco);</text:p>
      <text:p text:style-name="P1"/>
      <text:p text:style-name="P2">ejemplo: “El clan Los Pepes ha capturado la bandera de Afundación.”</text:p>
      <text:p text:style-name="P1"/>
      <text:p text:style-name="P1"><text:bookmark text:name="LC6"/>Mensaje de difusion cuando un clan captura una bandera y otro clan la pierde;</text:p>
      <text:p text:style-name="P1"/>
      <text:p text:style-name="P4"><text:span text:style-name="T2">ejemplo: “El clan Los Pepes ha </text:span><text:span text:style-name="T4">robado</text:span><text:span text:style-name="T2"> la bandera de Afundación al clan Los Juanjos.”</text:span></text:p>
      <text:p text:style-name="P1"/>
      <text:p text:style-name="P1"><text:bookmark text:name="LC7"/>Mensaje de difusion para la puntuación del los top clanes(10);</text:p>
      <text:p text:style-name="P1"/>
      <text:p text:style-name="P2">ejemplo: “</text:p>
      <text:p text:style-name="P2"><text:tab/>El nuevo top 10 de clanes es:</text:p>
      <text:p text:style-name="P2"><text:tab/>- clan 1 (score)</text:p>
      <text:p text:style-name="P2"><text:tab/>- clan 2 (score)</text:p>
      <text:p text:style-name="P2"><text:tab/>- clan 3 (score)</text:p>
      <text:p text:style-name="P2"><text:tab/>- etc</text:p>
      <text:p text:style-name="P2">”</text:p>
      <text:p text:style-name="P2"/>
      <text:p text:style-name="P4"><text:span text:style-name="T1">Mensaje de difusion para la puntuación del los top </text:span><text:span text:style-name="T4">usuarios</text:span><text:span text:style-name="T1">(10);</text:span></text:p>
      <text:p text:style-name="P3"/>
      <text:p text:style-name="P2">ejemplo: “</text:p>
      <text:p text:style-name="P4"><text:span text:style-name="T2"><text:tab/>El nuevo top 10 de </text:span><text:span text:style-name="T4">usuarios</text:span><text:span text:style-name="T2"> es:</text:span></text:p>
      <text:p text:style-name="P4"><text:span text:style-name="T2"><text:tab/>- </text:span><text:span text:style-name="T4">user</text:span><text:span text:style-name="T2"> 1 (score)</text:span></text:p>
      <text:p text:style-name="P4"><text:span text:style-name="T2"><text:tab/>- </text:span><text:span text:style-name="T4">user</text:span><text:span text:style-name="T2"> 2 (score)</text:span></text:p>
      <text:p text:style-name="P4"><text:span text:style-name="T2"><text:tab/>- </text:span><text:span text:style-name="T4">user</text:span><text:span text:style-name="T2"> 3 (score)</text:span></text:p>
      <text:p text:style-name="P2"><text:tab/>- etc</text:p>
      <text:p text:style-name="P2">”</text:p>
      <text:p text:style-name="P1"/>
      <text:p text:style-name="P1"><text:bookmark text:name="LC8"/>Mensaje de difusion clan sin banderas;</text:p>
      <text:p text:style-name="P1"/>
      <text:p text:style-name="P2">ejemplo: “El clan Los Juanjos se han quedado sin territorio, a ver si se ponen las pilas.”</text:p>
      <text:p text:style-name="Preformatted_20_Text"><text:bookmark text:name="LC9"/></text:p>
      <text:p text:style-name="P1"><text:bookmark text:name="LC10"/>/SOLICITADAS</text:p>
      <text:p text:style-name="Preformatted_20_Text"><text:bookmark text:name="LC11"/></text:p>
      <text:p text:style-name="Preformatted_20_Text"><text:bookmark text:name="LC12"/><text:span text:style-name="T1">Top de clanes(</text:span><text:span text:style-name="T4">XX</text:span><text:span text:style-name="T1">);</text:span></text:p>
      <text:p text:style-name="P1"/>
      <text:p text:style-name="P2">ejemplo solicitud: “Top clanes 30”</text:p>
      <text:p text:style-name="P2">ejemplo respuesta: “</text:p>
      <text:p text:style-name="P4"><text:span text:style-name="T2"><text:tab/>El top </text:span><text:span text:style-name="T4">30</text:span><text:span text:style-name="T2"> de clanes es:</text:span></text:p>
      <text:p text:style-name="P2"><text:tab/>- clan 1 (score)</text:p>
      <text:p text:style-name="P2"><text:tab/>- clan 2 (score)</text:p>
      <text:p text:style-name="P2"><text:tab/>- clan 3 (score)</text:p>
      <text:p text:style-name="P2"><text:tab/>- etc</text:p>
      <text:p text:style-name="P2">”</text:p>
      <text:p text:style-name="P2"/>
      <text:p text:style-name="P4"><text:span text:style-name="T1">Top de </text:span><text:span text:style-name="T4">usuarios</text:span><text:span text:style-name="T1">(</text:span><text:span text:style-name="T4">XX</text:span><text:span text:style-name="T1">);</text:span></text:p>
      <text:p text:style-name="P3"/>
      <text:p text:style-name="P2">ejemplo solicitud: “Top usuarios 15”</text:p>
      <text:p text:style-name="P2">ejemplo respuesta: “</text:p>
      <text:p text:style-name="P4"><text:span text:style-name="T2"><text:tab/>El top </text:span><text:span text:style-name="T4">15</text:span><text:span text:style-name="T2"> de </text:span><text:span text:style-name="T4">usuarios</text:span><text:span text:style-name="T2"> es:</text:span></text:p>
      <text:p text:style-name="P4"><text:span text:style-name="T2"><text:tab/>- </text:span><text:span text:style-name="T4">user</text:span><text:span text:style-name="T2"> 1 (score)</text:span></text:p>
      <text:p text:style-name="P4"><text:span text:style-name="T2"><text:tab/>- </text:span><text:span text:style-name="T4">user</text:span><text:span text:style-name="T2"> 2 (score)</text:span></text:p>
      <text:p text:style-name="P4"><text:soft-page-break/><text:span text:style-name="T2"><text:tab/>- </text:span><text:span text:style-name="T4">user</text:span><text:span text:style-name="T2"> 3 (score)</text:span></text:p>
      <text:p text:style-name="P2"><text:tab/>- etc</text:p>
      <text:p text:style-name="P2">”</text:p>
      <text:p text:style-name="P1"/>
      <text:p text:style-name="P5">Consulta clan;</text:p>
      <text:p text:style-name="P5">ejemplo solicitud: “Info del clan Los Pepes”</text:p>
      <text:p text:style-name="P5">ejemplo respuesta: “El clan Los Pepes (LP) tiene una puntuación de 675, ha capturado 40 banderas y tiene 30 miembros.”</text:p>
      <text:p text:style-name="P5">Consulta usuario;</text:p>
      <text:p text:style-name="P6"><text:span text:style-name="T4">ejemplo solicitud: “Info del usuario Pikachu78”</text:span></text:p>
      <text:p text:style-name="P7"><text:span text:style-name="T4">ejemplo respuesta: “El usuario Pikachu78 tiene una puntuación de </text:span><text:span text:style-name="T5">50</text:span><text:span text:style-name="T4">, ha capturado </text:span><text:span text:style-name="T5">10</text:span><text:span text:style-name="T4"> banderas y </text:span><text:span text:style-name="T5">pertenece al clan Pokimons En Acción (PEA)</text:span><text:span text:style-name="T4">.”</text:span></text:p>
      <text:p text:style-name="P8"><text:span text:style-name="T4">C</text:span><text:span text:style-name="T3">omando no reconocido;</text:span></text:p>
      <text:p text:style-name="P8"><text:span text:style-name="T3">ejemplo respuesta: “Oh, algo a salido mal. Puto, escribe ayuda para saber como usar esto.”</text:span></text:p>
      <text:p text:style-name="P8"><text:span text:style-name="T3">Comando ayuda;</text:span></text:p>
      <text:p text:style-name="P8"><text:span text:style-name="T3">ejemplo solicitud: “Ayuda”</text:span></text:p>
      <text:p text:style-name="P8"><text:span text:style-name="T3">ejemplo solicitud: “Ayuda.”</text:span></text:p>
      <text:p text:style-name="P8"><text:span text:style-name="T3">ejemplo solicitud: “Help”</text:span></text:p>
      <text:p text:style-name="P8"><text:span text:style-name="T3">ejemplo solicitud: “Halp”</text:span></text:p>
      <text:p text:style-name="P8"><text:span text:style-name="T3">ejemplo respuesta: “</text:span></text:p>
      <text:p text:style-name="P8"><text:span text:style-name="T3">{todos los comandos}</text:span></text:p>
      <text:p text:style-name="P8"><text:span text:style-name="T3">”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Source Han Sans HW SC" svg:font-family="'Source Han Sans HW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urce Han Serif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urce Han Serif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Source Han Sans HW SC" style:font-family-asian="'Source Han Sans HW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6T09:55:25.737128054</meta:creation-date>
    <dc:date>2020-12-16T10:10:37.197878822</dc:date>
    <meta:editing-duration>PT3M40S</meta:editing-duration>
    <meta:editing-cycles>1</meta:editing-cycles>
    <meta:document-statistic meta:table-count="0" meta:image-count="0" meta:object-count="0" meta:page-count="2" meta:paragraph-count="59" meta:word-count="313" meta:character-count="1790" meta:non-whitespace-character-count="1516"/>
    <meta:generator>LibreOffice/7.0.3.1$Linux_X86_64 LibreOffice_project/00$Build-1</meta:generator>
  </office:meta>
</office:document-meta>
</file>